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style:font-family-asian="Calibri" style:font-family-complex="Calibri" fo:background-color="transparent" fo:color="#4bacc6"/>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6.00pt" fo:font-weight="normal" fo:font-family="Calibri" style:font-family-asian="Calibri" style:font-family-complex="Calibri" fo:background-color="transparent" fo:color="#4bacc6"/>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6.00pt" fo:font-weight="normal" fo:font-family="Calibri" style:font-family-asian="Calibri" style:font-family-complex="Calibri" fo:background-color="transparent" fo:color="#4bacc6"/>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6.00pt" fo:font-weight="normal" fo:font-family="Calibri" style:font-family-asian="Calibri" style:font-family-complex="Calibri" fo:background-color="transparent" fo:color="#4bacc6"/>
    </style:style>
    <style:style style:name="T14" style:family="text">
      <style:text-properties fo:font-size="12.00pt" fo:font-weight="bold" fo:font-family="Calibri" style:font-family-asian="Calibri" style:font-family-complex="Calibri" fo:background-color="transparent" fo:color="#4f81bd"/>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bold"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bold"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Calibri" style:font-family-asian="Calibri" style:font-family-complex="Calibri" fo:background-color="transparent" fo:color="#4f81bd"/>
    </style:style>
    <style:style style:name="T22" style:family="text">
      <style:text-properties fo:font-size="12.00pt" fo:font-weight="bold"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2.00pt" fo:font-weight="bold"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style:style style:name="P2" style:family="paragraph">
      <style:paragraph-properties fo:line-height="115.00%" fo:text-align="justify" fo:margin-bottom="10.00pt"/>
    </style:style>
    <style:style style:name="P3" style:family="paragraph">
      <style:paragraph-properties fo:line-height="115.00%" fo:text-align="left" fo:margin-bottom="10.00pt"/>
    </style:style>
  </office:automatic-styles>
  <office:body>
    <office:text>
      <text:p text:style-name="P1"><text:span text:style-name="T1">[Uppgift 2<text:s text:c="2"/>- Förändring och förbättring]</text:span></text:p>
      <text:p text:style-name="P1"><text:span text:style-name="T2"/></text:p>
      <text:p text:style-name="P1"><text:span text:style-name="T3">[a]</text:span></text:p>
      <text:p text:style-name="P1"><text:span text:style-name="T4">En strategi som jag kommer att implementera för mitt arbete är att under planering redan då göra en liten skiss för koden. Först verkligen se till så att man förstår vad det är man ska göra sedan visualisera</text:span></text:p>
      <text:p text:style-name="P1"><text:span text:style-name="T5"/></text:p>
      <text:p text:style-name="P1"><text:span text:style-name="T6">[b]</text:span></text:p>
      <text:p text:style-name="P1"><text:span text:style-name="T7">Det verkar vara svårt att ta hänsyn till okända variabler. Det man kan göra är nog att gå igenom de uppgifterna man ska göra "noggrannt" och så att man "förstår" det man ska göra. Då har man en bättre koll på vad man ska och inte göra, vilket underlättar arbetet. Istället för att lösa uppgifterna steg för steg tycker jag att det är bättre med att först gå igenom hela och sedan såklart dela upp momenten i flera steg.</text:span></text:p>
      <text:p text:style-name="P1"><text:span text:style-name="T8"/></text:p>
      <text:p text:style-name="P1"><text:span text:style-name="T9">Genom att ha en bra förståelse för det man ska arbeta med, får man en bättre koll med tidsåtgången för eventuella fel och alla andra saker som inträffar.</text:span></text:p>
      <text:p text:style-name="P1"><text:span text:style-name="T9">Då kan man räkna in den tiden för den planerade tidsåtgången.</text:span></text:p>
      <text:p text:style-name="P1"><text:span text:style-name="T10"/></text:p>
      <text:p text:style-name="P1"><text:span text:style-name="T11">Det är nog bättre att sätta den planerade tidsåtgången för "mer" istället för "mindre".</text:span></text:p>
      <text:p text:style-name="P1"><text:span text:style-name="T12"/></text:p>
      <text:p text:style-name="P1"><text:span text:style-name="T13">[c]<text:line-break/></text:span><text:span text:style-name="T14">1.<text:s/></text:span><text:span text:style-name="T15">Under planeringen ska jag tänka igenom de olika steg som ska utföras för att lösa uppgiften och sedan<text:s/></text:span><text:span text:style-name="T16">skissa ut en grov algoritm för koden.<text:s/></text:span><text:span text:style-name="T17">Med skissen får jag en bättre insikt för<text:s/></text:span><text:span text:style-name="T18">tidsåtgången</text:span><text:span text:style-name="T19"><text:s/>och det är pågrund av mer information. Här planerar jag in eventuella problem/fel små eller stora.</text:span></text:p>
      <text:p text:style-name="P1"><text:span text:style-name="T20"/></text:p>
      <text:p text:style-name="P2"><text:span text:style-name="T21">2.<text:s/></text:span><text:span text:style-name="T22">Bättre och mer noggrann dokumentering av fel och avvikelser.<text:s/></text:span><text:span text:style-name="T23">Jag kommer att växla mellan kodningen och dokumenteringen istället för att dokumentera "efter" man är klar med kodningen. Genom att växla mellan kodning och dokumentering så får jag en mer detaljerad och noggrann "rapport".</text:span></text:p>
      <text:p text:style-name="P2"><text:span text:style-name="T23">Dock så kan det finnas nackdelar med detta eftersom man kan glömma tankar man hade för kodningen då man byter växel när man växlar mellan den ena till den andra. För det ska jag försöka med att<text:s/></text:span><text:span text:style-name="T24">kommentera</text:span><text:span text:style-name="T25"><text:s/>tankarna ifall man då ska "växla".</text:span></text:p>
      <text:p text:style-name="P3"><text:span text:style-name="T2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